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, QS_Srv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77cm" draw:transform="rotate (1.5707963267949) translate (41.0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7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5-06-09T17:03:01.784675308</dc:date>
    <dc:language>en-US</dc:language>
    <meta:editing-cycles>56</meta:editing-cycles>
    <meta:editing-duration>PT22H9M32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